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font-name-asian="文泉驛微米黑"/>
    </style:style>
    <style:style style:name="T1" style:family="text">
      <style:text-properties style:font-name-asian="文泉驛微米黑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说明</text:h>
      <text:p text:style-name="Text_20_body"><text:span text:style-name="T1">1.目录结构</text:span></text:p>
      <text:p text:style-name="Text_20_body"><text:span text:style-name="T1">├── crawl-olympic<text:tab/><text:tab/><text:tab/><text:tab/><text:tab/><text:tab/><text:tab/>eclipse项目文件</text:span></text:p>
      <text:p text:style-name="Text_20_body"><text:span text:style-name="T1">│ <text:s text:c="6"/>├── bin</text:span></text:p>
      <text:p text:style-name="Text_20_body"><text:span text:style-name="T1">│ <text:s text:c="6"/>│ <text:s text:c="5"/>├── Crawler.class</text:span></text:p>
      <text:p text:style-name="Text_20_body"><text:span text:style-name="T1">│ <text:s text:c="6"/>│ <text:s text:c="5"/>├── CrawlerRunner.class</text:span></text:p>
      <text:p text:style-name="Text_20_body"><text:span text:style-name="T1">│ <text:s text:c="6"/>│ <text:s text:c="5"/>└── myTask.class</text:span></text:p>
      <text:p text:style-name="Text_20_body"><text:span text:style-name="T1">│ <text:s text:c="6"/>└── src</text:span></text:p>
      <text:p text:style-name="Text_20_body"><text:span text:style-name="T1">│ <text:s text:c="15"/>├── Crawler.java<text:tab/><text:tab/><text:tab/><text:tab/><text:tab/>实现了数据抓取和登录接口</text:span></text:p>
      <text:p text:style-name="Text_20_body"><text:span text:style-name="T1">│ <text:s text:c="15"/>└── CrawlerRunner.java<text:tab/><text:tab/><text:tab/><text:tab/>调用crawler,并保存取得的数据</text:span></text:p>
      <text:p text:style-name="Text_20_body"><text:span text:style-name="T1">└── use<text:tab/><text:tab/><text:tab/><text:tab/><text:tab/><text:tab/><text:tab/><text:tab/></text:span></text:p>
      <text:p text:style-name="Text_20_body"><text:span text:style-name="T1"><text:s text:c="9"/>├── bin</text:span></text:p>
      <text:p text:style-name="Text_20_body"><text:span text:style-name="T1"><text:s text:c="9"/>│ <text:s text:c="5"/>└── craw.jar<text:tab/><text:tab/><text:tab/><text:tab/><text:tab/><text:tab/></text:span></text:p>
      <text:p text:style-name="Text_20_body"><text:span text:style-name="T1"><text:s text:c="9"/>├── output <text:s text:c="8"/></text:span></text:p>
      <text:p text:style-name="Text_20_body"><text:span text:style-name="T1"><text:s text:c="9"/>└── craw<text:tab/><text:tab/><text:tab/><text:tab/><text:tab/><text:tab/><text:tab/>运行程序的脚本文件</text:span></text:p>
      <text:p text:style-name="Text_20_body"><text:span text:style-name="T1">2.使用说明</text:span></text:p>
      <text:p text:style-name="Text_20_body"><text:span text:style-name="T1">Usage: craw [OPTION]</text:span></text:p>
      <text:p text:style-name="Text_20_body"><text:span text:style-name="T1">usage: craw</text:span></text:p>
      <text:p text:style-name="Text_20_body"><text:span text:style-name="T1"><text:s/>-e <text:s text:c="2"/>craw RE</text:span></text:p>
      <text:p text:style-name="Text_20_body"><text:span text:style-name="T1"><text:s/>-h <text:s text:c="2"/>Lists short help</text:span></text:p>
      <text:p text:style-name="Text_20_body"><text:span text:style-name="T1"><text:s/>-r <text:s text:c="2"/>craw R</text:span></text:p>
      <text:p text:style-name="Text_20_body"><text:span text:style-name="T1">3.输出说明</text:span></text:p>
      <text:p text:style-name="Text_20_body"><text:span text:style-name="T1">程序每隔18秒向服务器请求一次json数据,将取得的数据保存在output文件中.</text:span></text:p>
      <text:p text:style-name="Text_20_body"><text:span text:style-name="T1">防止文件过大不方便处理,所以我将数据按照取得的日期分别存放.</text:span></text:p>
      <text:p text:style-name="Text_20_body"><text:span text:style-name="T1">文件的命名格式为:[R/RE]_日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gzicun </meta:initial-creator>
    <meta:creation-date>2012-07-18T17:07:20</meta:creation-date>
    <dc:date>2012-07-18T17:44:21</dc:date>
    <dc:creator>congzicun </dc:creator>
    <meta:editing-duration>PT6M20S</meta:editing-duration>
    <meta:editing-cycles>1</meta:editing-cycles>
    <meta:document-statistic meta:table-count="0" meta:image-count="0" meta:object-count="0" meta:page-count="1" meta:paragraph-count="25" meta:word-count="93" meta:character-count="607" meta:non-whitespace-character-count="401"/>
    <meta:generator>LibreOffice/3.5$Linux_x86 LibreOffice_project/350m1$Build-2</meta:generator>
  </office:meta>
</office:document-meta>
</file>